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b4c7dc" draw:fill-color="#dee6ef" draw:textarea-horizontal-align="justify" draw:textarea-vertical-align="top" draw:auto-grow-height="false" fo:min-height="10.227cm" fo:min-width="15.058cm"/>
      <style:paragraph-properties style:writing-mode="lr-tb"/>
    </style:style>
    <style:style style:name="gr2" style:family="graphic" style:parent-style-name="standard">
      <style:graphic-properties svg:stroke-color="#ffa6a6" draw:fill-color="#f7d1d5" draw:textarea-horizontal-align="justify" draw:textarea-vertical-align="middle" draw:auto-grow-height="false" fo:min-height="2.37cm" fo:min-width="2.755cm"/>
      <style:paragraph-properties style:writing-mode="lr-tb"/>
    </style:style>
    <style:style style:name="gr3" style:family="graphic" style:parent-style-name="standard">
      <style:graphic-properties svg:stroke-color="#ffe994" draw:fill-color="#fff5ce" draw:textarea-horizontal-align="justify" draw:textarea-vertical-align="middle" draw:auto-grow-height="false" fo:min-height="2.782cm" fo:min-width="3.168cm"/>
      <style:paragraph-properties style:writing-mode="lr-tb"/>
    </style:style>
    <style:style style:name="gr4" style:family="graphic" style:parent-style-name="standard">
      <style:graphic-properties svg:stroke-color="#bf819e" draw:fill-color="#e0c2cd" draw:textarea-horizontal-align="justify" draw:textarea-vertical-align="top" draw:auto-grow-height="false" fo:min-height="1.337cm" fo:min-width="5.216cm"/>
      <style:paragraph-properties style:writing-mode="lr-tb"/>
    </style:style>
    <style:style style:name="gr5" style:family="graphic" style:parent-style-name="objectwithoutfill">
      <style:graphic-properties svg:stroke-color="#000000" draw:marker-end="Arrowheads_20_1" draw:marker-end-width="0.3cm" draw:fill="none" draw:textarea-vertical-align="middle"/>
      <style:paragraph-properties style:writing-mode="lr-tb"/>
    </style:style>
    <style:style style:name="gr6" style:family="graphic" style:parent-style-name="standard">
      <style:graphic-properties svg:stroke-color="#ffaa95" draw:fill-color="#ffd8ce" draw:textarea-horizontal-align="justify" draw:textarea-vertical-align="top" draw:auto-grow-height="false" fo:min-height="3.242cm" fo:min-width="5.216cm"/>
      <style:paragraph-properties style:writing-mode="lr-tb"/>
    </style:style>
    <style:style style:name="gr7" style:family="graphic" style:parent-style-name="standard">
      <style:graphic-properties svg:stroke-color="#b2b2b2" draw:fill-color="#dddddd" draw:textarea-horizontal-align="justify" draw:textarea-vertical-align="middle" draw:auto-grow-height="false" fo:min-height="1.338cm" fo:min-width="2.994cm"/>
      <style:paragraph-properties style:writing-mode="lr-tb"/>
    </style:style>
    <style:style style:name="gr8" style:family="graphic" style:parent-style-name="objectwithoutfill">
      <style:graphic-properties svg:stroke-color="#000000" draw:marker-end="Arrowheads_20_2" draw:marker-end-width="0.3cm" draw:fill="none" draw:textarea-vertical-align="middle"/>
      <style:paragraph-properties style:writing-mode="lr-tb"/>
    </style:style>
    <style:style style:name="gr9" style:family="graphic" style:parent-style-name="objectwithoutfill">
      <style:graphic-properties svg:stroke-color="#000000" draw:marker-end="Arrowheads_20_3" draw:marker-end-width="0.3cm" draw:fill="none" draw:textarea-vertical-align="middle"/>
    </style:style>
    <style:style style:name="gr10" style:family="graphic" style:parent-style-name="objectwithoutfill">
      <style:graphic-properties svg:stroke-color="#000000" draw:marker-end="Arrowheads_20_4" draw:marker-end-width="0.3cm" draw:fill="none" draw:textarea-vertical-align="middle"/>
    </style:style>
    <style:style style:name="gr11" style:family="graphic" style:parent-style-name="standard">
      <style:graphic-properties svg:stroke-color="#d4ea6b" draw:fill-color="#f6f9d4" draw:textarea-horizontal-align="justify" draw:textarea-vertical-align="middle" draw:auto-grow-height="false" fo:min-height="1.604cm" fo:min-width="2.612cm" fo:wrap-option="no-wrap"/>
      <style:paragraph-properties style:writing-mode="lr-tb"/>
    </style:style>
    <style:style style:name="gr12" style:family="graphic" style:parent-style-name="standard">
      <style:graphic-properties svg:stroke-color="#81aca6" draw:fill-color="#b3cac7" draw:textarea-horizontal-align="justify" draw:textarea-vertical-align="middle" draw:auto-grow-height="false" fo:min-height="1.814cm" fo:min-width="1.723cm"/>
      <style:paragraph-properties style:writing-mode="lr-tb"/>
    </style:style>
    <style:style style:name="gr13" style:family="graphic" style:parent-style-name="objectwithoutfill">
      <style:graphic-properties svg:stroke-color="#ff0000" draw:marker-end="Arrowheads_20_5" draw:marker-end-width="0.3cm" draw:fill="none" draw:textarea-vertical-align="middle"/>
    </style:style>
    <style:style style:name="gr14" style:family="graphic" style:parent-style-name="objectwithoutfill">
      <style:graphic-properties svg:stroke-color="#ff0000" draw:marker-end="Arrowheads_20_6" draw:marker-end-width="0.3cm" draw:fill="none" draw:textarea-vertical-align="middle"/>
    </style:style>
    <style:style style:name="gr15" style:family="graphic" style:parent-style-name="objectwithoutfill">
      <style:graphic-properties svg:stroke-color="#ff0000" draw:marker-end="Arrowheads_20_7" draw:marker-end-width="0.3cm" draw:fill="none" draw:textarea-vertical-align="middle"/>
    </style:style>
    <style:style style:name="gr16" style:family="graphic" style:parent-style-name="objectwithoutfill">
      <style:graphic-properties svg:stroke-color="#000000" draw:marker-end="Arrowheads_20_8" draw:marker-end-width="0.3cm" draw:fill="none" draw:textarea-vertical-align="middle"/>
    </style:style>
    <style:style style:name="gr17" style:family="graphic" style:parent-style-name="objectwithoutfill">
      <style:graphic-properties svg:stroke-color="#000000" draw:marker-end="" draw:marker-end-width="0.3cm" draw:fill="none" draw:textarea-vertical-align="middle"/>
    </style:style>
    <style:style style:name="gr18" style:family="graphic" style:parent-style-name="objectwithoutfill">
      <style:graphic-properties svg:stroke-color="#ff0000" draw:marker-end="Arrowheads_20_15" draw:marker-end-width="0.3cm" draw:fill="none" draw:textarea-vertical-align="middle"/>
    </style:style>
    <style:style style:name="P1" style:family="paragraph">
      <style:paragraph-properties fo:text-align="center"/>
    </style:style>
    <style:style style:name="P2" style:family="paragraph">
      <loext:graphic-properties draw:fill-color="#dee6ef"/>
      <style:paragraph-properties fo:text-align="center"/>
    </style:style>
    <style:style style:name="P3" style:family="paragraph">
      <loext:graphic-properties draw:fill-color="#f7d1d5"/>
      <style:paragraph-properties fo:text-align="center"/>
    </style:style>
    <style:style style:name="P4" style:family="paragraph">
      <loext:graphic-properties draw:fill-color="#fff5ce"/>
      <style:paragraph-properties fo:text-align="center"/>
    </style:style>
    <style:style style:name="P5" style:family="paragraph">
      <loext:graphic-properties draw:fill-color="#e0c2cd"/>
      <style:paragraph-properties fo:text-align="center"/>
    </style:style>
    <style:style style:name="P6" style:family="paragraph">
      <loext:graphic-properties draw:fill="none"/>
      <style:paragraph-properties fo:text-align="center"/>
      <style:text-properties fo:font-size="12pt" style:font-size-asian="12pt" style:font-size-complex="12pt"/>
    </style:style>
    <style:style style:name="P7" style:family="paragraph">
      <loext:graphic-properties draw:fill-color="#ffd8ce"/>
      <style:paragraph-properties fo:text-align="center"/>
    </style:style>
    <style:style style:name="P8" style:family="paragraph">
      <loext:graphic-properties draw:fill-color="#dddddd"/>
      <style:paragraph-properties fo:text-align="center"/>
    </style:style>
    <style:style style:name="P9" style:family="paragraph">
      <loext:graphic-properties draw:fill="none"/>
      <style:paragraph-properties fo:text-align="center"/>
    </style:style>
    <style:style style:name="P10" style:family="paragraph">
      <loext:graphic-properties draw:fill-color="#f6f9d4"/>
      <style:paragraph-properties fo:text-align="center"/>
    </style:style>
    <style:style style:name="P11" style:family="paragraph">
      <loext:graphic-properties draw:fill-color="#b3cac7"/>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558cm" svg:height="10.477cm" svg:x="9.89cm" svg:y="4.523cm">
          <text:p text:style-name="P1">Gateway</text:p>
          <draw:enhanced-geometry svg:viewBox="0 0 21600 21600" draw:type="rectangle" draw:enhanced-path="M 0 0 L 21600 0 21600 21600 0 21600 0 0 Z N"/>
        </draw:custom-shape>
        <draw:custom-shape draw:style-name="gr2" draw:text-style-name="P3" xml:id="id1" draw:id="id1" draw:layer="layout" svg:width="4.128cm" svg:height="3.492cm" svg:x="3.322cm" svg:y="7.915cm">
          <text:p text:style-name="P1">Content</text:p>
          <text:p text:style-name="P1">Provider</text:p>
          <draw:enhanced-geometry svg:viewBox="0 0 21600 21600" draw:glue-points="?f7 0 ?f6 ?f1 0 ?f10 ?f6 21600 ?f4 ?f10 21600 ?f9" draw:path-stretchpoint-x="10800" draw:path-stretchpoint-y="10800" draw:text-areas="0 ?f1 ?f4 ?f12" draw:type="cube" draw:modifiers="2850.730031491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xml:id="id8" draw:id="id8" draw:layer="layout" svg:width="4.128cm" svg:height="3.492cm" svg:x="7.032cm" svg:y="15.805cm">
          <text:p text:style-name="P1">node</text:p>
          <draw:enhanced-geometry svg:viewBox="0 0 21600 21600" draw:glue-points="?f7 0 ?f6 ?f1 0 ?f10 ?f6 21600 ?f4 ?f10 21600 ?f9" draw:path-stretchpoint-x="10800" draw:path-stretchpoint-y="10800" draw:text-areas="0 ?f1 ?f4 ?f12" draw:type="cube" draw:modifiers="2850.730031491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5" xml:id="id2" draw:id="id2" draw:layer="layout" svg:width="5.716cm" svg:height="1.587cm" svg:x="10.524cm" svg:y="8.65cm">
          <text:p text:style-name="P1">gateway-rs</text:p>
          <draw:enhanced-geometry svg:viewBox="0 0 21600 21600" draw:type="rectangle" draw:enhanced-path="M 0 0 L 21600 0 21600 21600 0 21600 0 0 Z N"/>
        </draw:custom-shape>
        <draw:connector draw:style-name="gr5" draw:text-style-name="P6" draw:layer="layout" draw:type="curve" svg:x1="7.45cm" svg:y1="9.431cm" svg:x2="10.524cm" svg:y2="9.443cm" draw:start-shape="id1" draw:start-glue-point="9" draw:end-shape="id2" draw:end-glue-point="3" svg:d="M7450 9431c2307 0 770 12 3074 12" svg:viewBox="0 0 3075 13">
          <text:p text:style-name="P1"><text:span text:style-name="T1">REST</text:span></text:p>
          <text:p text:style-name="P1"><text:span text:style-name="T1">API</text:span></text:p>
        </draw:connector>
        <draw:custom-shape draw:style-name="gr6" draw:text-style-name="P7" xml:id="id4" draw:id="id4" draw:layer="layout" svg:width="5.716cm" svg:height="3.492cm" svg:x="10.524cm" svg:y="10.872cm">
          <text:p text:style-name="P1">netns1</text:p>
          <draw:enhanced-geometry svg:viewBox="0 0 21600 21600" draw:type="rectangle" draw:enhanced-path="M 0 0 L 21600 0 21600 21600 0 21600 0 0 Z N"/>
        </draw:custom-shape>
        <draw:custom-shape draw:style-name="gr6" draw:text-style-name="P7" xml:id="id5" draw:id="id5" draw:layer="layout" svg:width="5.716cm" svg:height="3.492cm" svg:x="17.826cm" svg:y="10.872cm">
          <text:p text:style-name="P1">netns2</text:p>
          <draw:enhanced-geometry svg:viewBox="0 0 21600 21600" draw:type="rectangle" draw:enhanced-path="M 0 0 L 21600 0 21600 21600 0 21600 0 0 Z N"/>
        </draw:custom-shape>
        <draw:custom-shape draw:style-name="gr7" draw:text-style-name="P8" xml:id="id3" draw:id="id3" draw:layer="layout" svg:width="3.493cm" svg:height="2.54cm" svg:x="11.477cm" svg:y="4.957cm">
          <text:p text:style-name="P1">SQLite</text:p>
          <text:p text:style-name="P1">Databas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6" draw:layer="layout" draw:type="curve" svg:x1="13.382cm" svg:y1="8.65cm" svg:x2="13.224cm" svg:y2="7.497cm" draw:start-shape="id2" draw:start-glue-point="0" draw:end-shape="id3" draw:end-glue-point="7" svg:d="M13382 8650c0-864-158-288-158-1153" svg:viewBox="0 0 159 1154">
          <text:p text:style-name="P1"><text:span text:style-name="T1">traffic data</text:span></text:p>
        </draw:connector>
        <draw:connector draw:style-name="gr9" draw:text-style-name="P9" draw:layer="layout" draw:type="curve" svg:x1="13.382cm" svg:y1="10.237cm" svg:x2="13.382cm" svg:y2="10.872cm" draw:start-shape="id2" draw:start-glue-point="2" draw:end-shape="id4" draw:end-glue-point="0" svg:d="M13382 10237v635" svg:viewBox="0 0 1 636">
          <text:p/>
        </draw:connector>
        <draw:connector draw:style-name="gr10" draw:text-style-name="P9" draw:layer="layout" draw:type="curve" svg:x1="16.24cm" svg:y1="9.443cm" svg:x2="20.684cm" svg:y2="10.872cm" draw:start-shape="id2" draw:start-glue-point="1" draw:end-shape="id5" draw:end-glue-point="0" svg:d="M16240 9443c2963 0 4444 476 4444 1429" svg:viewBox="0 0 4445 1430">
          <text:p/>
        </draw:connector>
        <draw:custom-shape draw:style-name="gr11" draw:text-style-name="P10" xml:id="id6" draw:id="id6" draw:layer="layout" svg:width="4.763cm" svg:height="2.857cm" svg:x="19.614cm" svg:y="1.2cm">
          <text:p text:style-name="P1">Internet</text:p>
          <text:p text:style-name="P1">Ingres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1" xml:id="id7" draw:id="id7" draw:layer="layout" svg:width="4.445cm" svg:height="4.127cm" svg:x="19.732cm" svg:y="5.727cm">
          <text:p text:style-name="P1">NGINX</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9" draw:layer="layout" draw:type="curve" svg:x1="21.995cm" svg:y1="4.057cm" svg:x2="21.955cm" svg:y2="5.727cm" draw:start-shape="id6" draw:start-glue-point="2" draw:end-shape="id7" draw:end-glue-point="4" svg:d="M21995 4057c0 1251-40 416-40 1670" svg:viewBox="0 0 41 1671">
          <text:p/>
        </draw:connector>
        <draw:connector draw:style-name="gr14" draw:text-style-name="P9" draw:layer="layout" draw:type="curve" svg:x1="21.955cm" svg:y1="9.854cm" svg:x2="13.382cm" svg:y2="10.872cm" draw:start-shape="id7" draw:start-glue-point="6" draw:end-shape="id4" draw:end-glue-point="0" svg:d="M21955 9854c0 763-8573 255-8573 1018" svg:viewBox="0 0 8574 1019">
          <text:p/>
        </draw:connector>
        <draw:connector draw:style-name="gr15" draw:text-style-name="P9" draw:layer="layout" draw:type="curve" svg:x1="21.955cm" svg:y1="9.854cm" svg:x2="20.684cm" svg:y2="10.872cm" draw:start-shape="id7" draw:start-glue-point="6" draw:end-shape="id5" svg:d="M21955 9854c0 763-1271 255-1271 1018" svg:viewBox="0 0 1272 1019">
          <text:p/>
        </draw:connector>
        <draw:connector draw:style-name="gr16" draw:text-style-name="P9" draw:layer="layout" draw:type="curve" svg:x1="16.24cm" svg:y1="9.443cm" svg:x2="19.732cm" svg:y2="7.791cm" draw:start-shape="id2" draw:start-glue-point="1" draw:end-shape="id7" draw:end-glue-point="5" svg:d="M16240 9443c2619 0 873-1652 3492-1652" svg:viewBox="0 0 3493 1653">
          <text:p/>
        </draw:connector>
        <draw:custom-shape draw:style-name="gr3" draw:text-style-name="P4" xml:id="id11" draw:id="id11" draw:layer="layout" svg:width="4.128cm" svg:height="3.492cm" svg:x="11.733cm" svg:y="15.806cm">
          <text:p text:style-name="P1">node</text:p>
          <draw:enhanced-geometry svg:viewBox="0 0 21600 21600" draw:glue-points="?f7 0 ?f6 ?f1 0 ?f10 ?f6 21600 ?f4 ?f10 21600 ?f9" draw:path-stretchpoint-x="10800" draw:path-stretchpoint-y="10800" draw:text-areas="0 ?f1 ?f4 ?f12" draw:type="cube" draw:modifiers="2850.730031491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xml:id="id9" draw:id="id9" draw:layer="layout" svg:width="4.128cm" svg:height="3.492cm" svg:x="17.333cm" svg:y="15.806cm">
          <text:p text:style-name="P1">node</text:p>
          <draw:enhanced-geometry svg:viewBox="0 0 21600 21600" draw:glue-points="?f7 0 ?f6 ?f1 0 ?f10 ?f6 21600 ?f4 ?f10 21600 ?f9" draw:path-stretchpoint-x="10800" draw:path-stretchpoint-y="10800" draw:text-areas="0 ?f1 ?f4 ?f12" draw:type="cube" draw:modifiers="2850.730031491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xml:id="id10" draw:id="id10" draw:layer="layout" svg:width="4.128cm" svg:height="3.492cm" svg:x="21.933cm" svg:y="15.806cm">
          <text:p text:style-name="P1">node</text:p>
          <draw:enhanced-geometry svg:viewBox="0 0 21600 21600" draw:glue-points="?f7 0 ?f6 ?f1 0 ?f10 ?f6 21600 ?f4 ?f10 21600 ?f9" draw:path-stretchpoint-x="10800" draw:path-stretchpoint-y="10800" draw:text-areas="0 ?f1 ?f4 ?f12" draw:type="cube" draw:modifiers="2850.730031491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7" draw:text-style-name="P9" draw:layer="layout" draw:type="curve" svg:x1="9.327cm" svg:y1="15.805cm" svg:x2="13.382cm" svg:y2="14.364cm" draw:start-shape="id8" draw:start-glue-point="4" draw:end-shape="id4" draw:end-glue-point="2" svg:d="M9327 15805c0-1080 4055-360 4055-1441" svg:viewBox="0 0 4056 1442">
          <text:p/>
        </draw:connector>
        <draw:connector draw:style-name="gr17" draw:text-style-name="P9" draw:layer="layout" draw:type="curve" svg:x1="19.628cm" svg:y1="15.806cm" svg:x2="20.684cm" svg:y2="14.364cm" draw:start-shape="id9" draw:start-glue-point="4" draw:end-shape="id5" draw:end-glue-point="2" svg:d="M19628 15806c0-1081 1056-361 1056-1442" svg:viewBox="0 0 1057 1443">
          <text:p/>
        </draw:connector>
        <draw:connector draw:style-name="gr17" draw:text-style-name="P9" draw:layer="layout" draw:type="curve" svg:x1="24.228cm" svg:y1="15.806cm" svg:x2="20.684cm" svg:y2="14.364cm" draw:start-shape="id10" draw:start-glue-point="4" draw:end-shape="id5" draw:end-glue-point="2" svg:d="M24228 15806c0-1081-3544-361-3544-1442" svg:viewBox="0 0 3545 1443">
          <text:p/>
        </draw:connector>
        <draw:line draw:style-name="gr18" draw:text-style-name="P9" draw:layer="layout" svg:x1="13.882cm" svg:y1="11.695cm" svg:x2="14.517cm" svg:y2="15.505cm">
          <text:p/>
        </draw:line>
        <draw:connector draw:style-name="gr17" draw:text-style-name="P9" draw:layer="layout" draw:type="curve" svg:x1="14.028cm" svg:y1="15.806cm" svg:x2="13.382cm" svg:y2="14.364cm" draw:start-shape="id11" draw:start-glue-point="4" draw:end-shape="id4" draw:end-glue-point="2" svg:d="M14028 15806c0-1081-646-361-646-1442" svg:viewBox="0 0 647 1443">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06T12:50:25.088299189</meta:creation-date>
    <dc:date>2021-10-06T13:05:41.378457208</dc:date>
    <meta:editing-duration>PT23S</meta:editing-duration>
    <meta:editing-cycles>1</meta:editing-cycles>
    <meta:document-statistic meta:object-count="25"/>
    <meta:generator>LibreOffice/7.0.4.2$Linux_X86_64 LibreOffice_project/00$Build-2</meta:generator>
  </office:meta>
</office:document-meta>
</file>